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1F50000011BF00000EEEE24B24D5FE7B6855.svg" manifest:media-type="image/svg+xml"/>
  <manifest:file-entry manifest:full-path="Pictures/10000001000000AC00000090FFB41CA446F3F373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16.709cm" fo:min-width="24.925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text-style-name="P1" draw:layer="layout" svg:width="20.101cm" svg:height="16.959cm" svg:x="2.662cm" svg:y="0cm">
            <draw:image xlink:href="Pictures/10001F50000011BF00000EEEE24B24D5FE7B6855.svg" xlink:type="simple" xlink:show="embed" xlink:actuate="onLoad" draw:mime-type="image/svg+xml">
              <text:p/>
            </draw:image>
            <draw:image xlink:href="Pictures/10000001000000AC00000090FFB41CA446F3F373.png" xlink:type="simple" xlink:show="embed" xlink:actuate="onLoad" draw:mime-type="image/png"/>
          </draw:frame>
          <draw:custom-shape draw:style-name="gr3" draw:text-style-name="P2" draw:layer="layout" svg:width="25.425cm" svg:height="16.959cm" svg:x="0cm" svg:y="0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425cm" fo:page-height="16.9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11-12T16:57:53.910000000</dc:date>
    <meta:editing-duration>PT5M26S</meta:editing-duration>
    <meta:editing-cycles>1</meta:editing-cycles>
    <meta:document-statistic meta:object-count="3"/>
    <meta:generator>LibreOffice/7.6.2.1$Windows_X86_64 LibreOffice_project/56f7684011345957bbf33a7ee678afaf4d2ba333</meta:generator>
  </office:meta>
</office:document-meta>
</file>